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4" style:family="paragraph" style:parent-style-name="Standard">
      <style:text-properties fo:font-weight="bold" officeooo:rsid="0012d15e" officeooo:paragraph-rsid="0020f75c" style:font-weight-asian="bold" style:font-weight-complex="bold"/>
    </style:style>
    <style:style style:name="P5" style:family="paragraph" style:parent-style-name="Standard">
      <style:text-properties fo:font-weight="bold" officeooo:rsid="00180c6b" officeooo:paragraph-rsid="00180c6b" style:font-weight-asian="bold" style:font-weight-complex="bold"/>
    </style:style>
    <style:style style:name="P6" style:family="paragraph" style:parent-style-name="Standard">
      <style:text-properties fo:font-weight="bold" officeooo:rsid="00180c6b" officeooo:paragraph-rsid="00186dc6" style:font-weight-asian="bold" style:font-weight-complex="bold"/>
    </style:style>
    <style:style style:name="P7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8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20f75c" style:font-weight-asian="bold" style:font-weight-complex="bold"/>
    </style:style>
    <style:style style:name="P12" style:family="paragraph" style:parent-style-name="Standard">
      <style:text-properties fo:font-weight="bold" officeooo:rsid="00180c6b" officeooo:paragraph-rsid="00217068" style:font-weight-asian="bold" style:font-weight-complex="bold"/>
    </style:style>
    <style:style style:name="P13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14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15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6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7" style:family="paragraph" style:parent-style-name="Standard">
      <style:text-properties fo:font-weight="bold" officeooo:rsid="0018584d" officeooo:paragraph-rsid="001eb397" style:font-weight-asian="bold" style:font-weight-complex="bold"/>
    </style:style>
    <style:style style:name="P18" style:family="paragraph" style:parent-style-name="Standard">
      <style:text-properties fo:font-weight="bold" officeooo:rsid="0018584d" officeooo:paragraph-rsid="001fbd5e" style:font-weight-asian="bold" style:font-weight-complex="bold"/>
    </style:style>
    <style:style style:name="P19" style:family="paragraph" style:parent-style-name="Standard">
      <style:text-properties fo:font-weight="bold" officeooo:rsid="0018584d" officeooo:paragraph-rsid="00217068" style:font-weight-asian="bold" style:font-weight-complex="bold"/>
    </style:style>
    <style:style style:name="P20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21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22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23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24" style:family="paragraph" style:parent-style-name="Standard">
      <style:text-properties fo:font-weight="bold" officeooo:rsid="00262a8a" officeooo:paragraph-rsid="00262a8a" style:font-weight-asian="bold" style:font-weight-complex="bold"/>
    </style:style>
    <style:style style:name="P25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26" style:family="paragraph" style:parent-style-name="Standard">
      <style:text-properties fo:font-weight="normal" officeooo:rsid="0012d15e" officeooo:paragraph-rsid="00217068" style:font-weight-asian="normal" style:font-weight-complex="normal"/>
    </style:style>
    <style:style style:name="P27" style:family="paragraph" style:parent-style-name="Standard">
      <style:text-properties fo:font-weight="normal" officeooo:rsid="0012d15e" officeooo:paragraph-rsid="0022a3fd" style:font-weight-asian="normal" style:font-weight-complex="normal"/>
    </style:style>
    <style:style style:name="P28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29" style:family="paragraph" style:parent-style-name="Standard">
      <style:text-properties fo:font-weight="normal" officeooo:rsid="00180c6b" officeooo:paragraph-rsid="00180c6b" style:font-weight-asian="normal" style:font-weight-complex="normal"/>
    </style:style>
    <style:style style:name="P30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31" style:family="paragraph" style:parent-style-name="Standard">
      <style:text-properties fo:color="#c9211e" loext:opacity="100%" fo:font-weight="normal" officeooo:rsid="0012d15e" officeooo:paragraph-rsid="0018584d" style:font-weight-asian="normal" style:font-weight-complex="normal"/>
    </style:style>
    <style:style style:name="P32" style:family="paragraph" style:parent-style-name="Standard">
      <style:text-properties fo:color="#c9211e" loext:opacity="100%" fo:font-weight="normal" officeooo:rsid="0012d15e" officeooo:paragraph-rsid="00194b75" style:font-weight-asian="normal" style:font-weight-complex="normal"/>
    </style:style>
    <style:style style:name="P33" style:family="paragraph" style:parent-style-name="Standard">
      <style:text-properties fo:color="#c9211e" loext:opacity="100%" fo:font-weight="normal" officeooo:rsid="00145b92" officeooo:paragraph-rsid="00239ff6" style:font-weight-asian="normal" style:font-weight-complex="normal"/>
    </style:style>
    <style:style style:name="P34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5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6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37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38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39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40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P42" style:family="paragraph" style:parent-style-name="Standard">
      <style:text-properties style:text-underline-style="none" fo:font-weight="normal" officeooo:rsid="00217068" officeooo:paragraph-rsid="00217068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1fbd5e" officeooo:paragraph-rsid="001fbd5e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1fbd5e" officeooo:paragraph-rsid="0020f75c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1fbd5e" officeooo:paragraph-rsid="00217068" style:font-weight-asian="normal" style:font-weight-complex="normal"/>
    </style:style>
    <style:style style:name="P46" style:family="paragraph" style:parent-style-name="Standard">
      <style:text-properties fo:font-weight="normal" officeooo:rsid="001b1d82" officeooo:paragraph-rsid="001b1d82" style:font-weight-asian="normal" style:font-weight-complex="normal"/>
    </style:style>
    <style:style style:name="P47" style:family="paragraph" style:parent-style-name="Standard">
      <style:text-properties fo:font-weight="normal" officeooo:rsid="00262a8a" officeooo:paragraph-rsid="00262a8a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1b1d82" officeooo:paragraph-rsid="001b1d8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eb397" style:font-weight-asian="normal" style:font-weight-complex="normal"/>
    </style:style>
    <style:style style:name="T11" style:family="text">
      <style:text-properties fo:font-weight="normal" officeooo:rsid="0020f75c" style:font-weight-asian="normal" style:font-weight-complex="normal"/>
    </style:style>
    <style:style style:name="T12" style:family="text">
      <style:text-properties fo:font-weight="normal" officeooo:rsid="0022a3fd" style:font-weight-asian="normal" style:font-weight-complex="normal"/>
    </style:style>
    <style:style style:name="T13" style:family="text">
      <style:text-properties fo:font-weight="normal" officeooo:rsid="00230ed5" style:font-weight-asian="normal" style:font-weight-complex="normal"/>
    </style:style>
    <style:style style:name="T14" style:family="text">
      <style:text-properties fo:font-weight="normal" officeooo:rsid="00237e55" style:font-weight-asian="normal" style:font-weight-complex="normal"/>
    </style:style>
    <style:style style:name="T15" style:family="text">
      <style:text-properties fo:font-weight="normal" officeooo:rsid="00239ff6" style:font-weight-asian="normal" style:font-weight-complex="normal"/>
    </style:style>
    <style:style style:name="T16" style:family="text">
      <style:text-properties fo:font-weight="normal" officeooo:rsid="0026765a" style:font-weight-asian="normal" style:font-weight-complex="normal"/>
    </style:style>
    <style:style style:name="T17" style:family="text">
      <style:text-properties officeooo:rsid="001407bf"/>
    </style:style>
    <style:style style:name="T18" style:family="text">
      <style:text-properties officeooo:rsid="00145b92"/>
    </style:style>
    <style:style style:name="T19" style:family="text">
      <style:text-properties officeooo:rsid="0012d15e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12d15e" style:font-weight-asian="normal" style:font-weight-complex="normal"/>
    </style:style>
    <style:style style:name="T23" style:family="text">
      <style:text-properties style:text-underline-style="none" fo:font-weight="normal" officeooo:rsid="001eb397" style:font-weight-asian="normal" style:font-weight-complex="normal"/>
    </style:style>
    <style:style style:name="T24" style:family="text">
      <style:text-properties style:text-underline-style="none" fo:font-weight="normal" officeooo:rsid="001fbd5e" style:font-weight-asian="normal" style:font-weight-complex="normal"/>
    </style:style>
    <style:style style:name="T25" style:family="text">
      <style:text-properties style:text-underline-style="none" fo:font-weight="normal" officeooo:rsid="00217068" style:font-weight-asian="normal" style:font-weight-complex="normal"/>
    </style:style>
    <style:style style:name="T26" style:family="text">
      <style:text-properties style:text-underline-style="none" fo:font-weight="normal" officeooo:rsid="00230ed5" style:font-weight-asian="normal" style:font-weight-complex="normal"/>
    </style:style>
    <style:style style:name="T27" style:family="text">
      <style:text-properties style:text-underline-style="none" officeooo:rsid="001fbd5e"/>
    </style:style>
    <style:style style:name="T28" style:family="text">
      <style:text-properties style:text-underline-style="none" officeooo:rsid="00217068"/>
    </style:style>
    <style:style style:name="T29" style:family="text">
      <style:text-properties officeooo:rsid="00194b75"/>
    </style:style>
    <style:style style:name="T30" style:family="text">
      <style:text-properties officeooo:rsid="001b1d82"/>
    </style:style>
    <style:style style:name="T31" style:family="text">
      <style:text-properties officeooo:rsid="00217068"/>
    </style:style>
    <style:style style:name="T32" style:family="text">
      <style:text-properties officeooo:rsid="0022a3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PASO A TABLAS DE <text:span text:style-name="T31">MIRAVEREDA</text:span></text:p>
      <text:p text:style-name="P1"/>
      <text:p text:style-name="P30">Lyenda:</text:p>
      <text:p text:style-name="P30">C.P→ Clave primaria</text:p>
      <text:p text:style-name="P30">C.Aj → Clave Ajena</text:p>
      <text:p text:style-name="P30">V.N.N → Valor no nulo</text:p>
      <text:p text:style-name="P30">C.Alt → Clave Alternativa</text:p>
      <text:p text:style-name="P1"/>
      <text:p text:style-name="P1"/>
      <text:p text:style-name="P2">Cliente: <text:span text:style-name="T1">(nombre, apellidos, contraseña,</text:span></text:p>
      <text:p text:style-name="P26">domicilio, email, có<text:span text:style-name="T20">digo_postal, fecha_nacimiento </text:span><text:span text:style-name="T28">y id_</text:span><text:span text:style-name="T27">contenVisua</text:span><text:span text:style-name="T20">)</text:span></text:p>
      <text:p text:style-name="P15"><text:span text:style-name="T20">C.P:</text:span><text:span text:style-name="T21"> </text:span><text:span text:style-name="T22">id_cliente</text:span></text:p>
      <text:p text:style-name="P19"><text:span text:style-name="T20">C.Aj:</text:span><text:span text:style-name="T25">id_</text:span><text:span text:style-name="T24">contenVisua → </text:span><text:span text:style-name="T25">Contenido Visual(id)</text:span></text:p>
      <text:p text:style-name="P16">V.N.N:<text:span text:style-name="T1">nombre,apellidos, </text:span><text:span text:style-name="T2">contraseña, email,</text:span><text:span text:style-name="T1"> fecha_nacimiento </text:span><text:span text:style-name="T13">y</text:span></text:p>
      <text:p text:style-name="P42">fecha_nacimiento</text:p>
      <text:p text:style-name="P16"><text:span text:style-name="T30">C.Alt: </text:span><text:span text:style-name="T7">email</text:span></text:p>
      <text:p text:style-name="P46"/>
      <text:p text:style-name="P48"/>
      <text:p text:style-name="P24"><text:span text:style-name="T30">T</text:span>arjeta:<text:span text:style-name="T1">(fecha_caducidad,CCV,id_Cliente,</text:span><text:span text:style-name="T16">titular</text:span><text:span text:style-name="T1">)</text:span></text:p>
      <text:p text:style-name="P24">C.P:<text:span text:style-name="T1">num_tarjeta</text:span></text:p>
      <text:p text:style-name="P24">C.Aj:<text:span text:style-name="T1">id_Cliente → Cliente(id_cliente)</text:span></text:p>
      <text:p text:style-name="P24">V.N.N: <text:span text:style-name="T1">fecha_caducidad y CCV</text:span></text:p>
      <text:p text:style-name="P47"/>
      <text:p text:style-name="P31"/>
      <text:p text:style-name="P31"/>
      <text:p text:style-name="P33">Aclaración: valoración→ Valoración de cada usuario</text:p>
      <text:p text:style-name="P39">Alquila<text:span text:style-name="T1">:(cobrado,facturado,valoración)</text:span></text:p>
      <text:p text:style-name="P17"><text:span text:style-name="T20">C.P:</text:span><text:span text:style-name="T21"> </text:span><text:span text:style-name="T22">id_</text:span><text:span text:style-name="T23">C</text:span><text:span text:style-name="T22">liente </text:span><text:span text:style-name="T23">y </text:span><text:span text:style-name="T24">id</text:span><text:span text:style-name="T23">_</text:span><text:span text:style-name="T24">contenVisua</text:span><text:span text:style-name="T25">l</text:span></text:p>
      <text:p text:style-name="P18"><text:span text:style-name="T20">C.Aj:</text:span><text:span text:style-name="T23">id_Cliente → Cliente(id_cliente) y </text:span><text:span text:style-name="T24">id</text:span><text:span text:style-name="T23">_</text:span><text:span text:style-name="T24">contentVisua</text:span><text:span text:style-name="T25">l</text:span><text:span text:style-name="T23">→ </text:span><text:span text:style-name="T24">id(Contenido</text:span></text:p>
      <text:p text:style-name="P43">Visual)</text:p>
      <text:p text:style-name="P22"><text:span text:style-name="T20">V.N.N: </text:span><text:span text:style-name="T21">cobrado y factura</text:span><text:span text:style-name="T26">do</text:span></text:p>
      <text:p text:style-name="P43"/>
      <text:p text:style-name="P40"/>
      <text:p text:style-name="P2">Factura: <text:span text:style-name="T1">( importe_base, </text:span><text:span text:style-name="T3">importe_con_iva</text:span><text:span text:style-name="T1">, fecha,</text:span><text:span text:style-name="T10">id_Cliente</text:span><text:span text:style-name="T1">) </text:span></text:p>
      <text:p text:style-name="P10">C.P: <text:span text:style-name="T2">numero_factura</text:span></text:p>
      <text:p text:style-name="P7">C.Aj<text:span text:style-name="T1">: </text:span><text:span text:style-name="T10">id_Cliente → Cliente(id_cliente)</text:span></text:p>
      <text:p text:style-name="P7"><text:span text:style-name="T29">V.N.N:</text:span><text:span text:style-name="T10">id_Cliente</text:span></text:p>
      <text:p text:style-name="P7"/>
      <text:p text:style-name="P7"/>
      <text:p text:style-name="P4">Línea de Factura:<text:span text:style-name="T1"> (</text:span><text:span text:style-name="T11">num_Factura</text:span><text:span text:style-name="T1"> </text:span><text:span text:style-name="T11">y i</text:span><text:span text:style-name="T24">d</text:span><text:span text:style-name="T23">_</text:span><text:span text:style-name="T24">contenVisua</text:span><text:span text:style-name="T25">l</text:span><text:span text:style-name="T1">) </text:span></text:p>
      <text:p text:style-name="P7">C.P:<text:span text:style-name="T11">num_linea</text:span></text:p>
      <text:p text:style-name="P11">C.Aj<text:span text:style-name="T1">:</text:span><text:span text:style-name="T11">num_Factura → Factura(</text:span><text:span text:style-name="T2">numero_factura</text:span><text:span text:style-name="T11">) y </text:span><text:span text:style-name="T24">id</text:span><text:span text:style-name="T23">_</text:span><text:span text:style-name="T24">contentVisua</text:span><text:span text:style-name="T23">→ </text:span><text:span text:style-name="T24">id(Contenido</text:span></text:p>
      <text:p text:style-name="P44">Visual)</text:p>
      <text:p text:style-name="P12"><text:span text:style-name="T29">V.N.N: </text:span><text:span text:style-name="T11">num_Factura</text:span><text:span text:style-name="T2"> </text:span><text:span text:style-name="T11">y i</text:span><text:span text:style-name="T24">d</text:span><text:span text:style-name="T23">_</text:span><text:span text:style-name="T24">contenVisua</text:span><text:span text:style-name="T25">l</text:span></text:p>
      <text:p text:style-name="P45"/>
      <text:p text:style-name="P45"/>
      <text:p text:style-name="P33">Aclaración: valoración_media→ Valoración de todos los usuarios</text:p>
      <text:p text:style-name="P3">Contenido Audiovisual: <text:span text:style-name="T1">( género, fecha_estreno,duración, titulo,</text:span></text:p>
      <text:p text:style-name="P27"><text:span text:style-name="T32">precio_Tarifa</text:span> , descripción, <text:span text:style-name="T18">valoración_media</text:span>, nombre_directo<text:span text:style-name="T17">r,version_idioma</text:span> )</text:p>
      <text:p text:style-name="P9">C.P: <text:span text:style-name="T2">id </text:span><text:span text:style-name="T14">y id_Tarifa</text:span></text:p>
      <text:p text:style-name="P13">C.Aj<text:span text:style-name="T1">: </text:span><text:span text:style-name="T14">id_Tarifa</text:span><text:span text:style-name="T8"> → Tarifa(</text:span><text:span text:style-name="T14">id</text:span><text:span text:style-name="T8">) </text:span></text:p>
      <text:p text:style-name="P7"><text:soft-page-break/><text:span text:style-name="T29">V.N.N:</text:span><text:span text:style-name="T12">género,titulo,duracion,nombre_director,precio_Tarifa,version_idioma </text:span><text:span text:style-name="T14">y</text:span></text:p>
      <text:p text:style-name="P23"><text:span text:style-name="T14">i</text:span><text:span text:style-name="T1">d_Tarifa</text:span></text:p>
      <text:p text:style-name="P32"/>
      <text:p text:style-name="P32"/>
      <text:p text:style-name="P35">Tarifa<text:span text:style-name="T1">:</text:span><text:span text:style-name="T14">(incremento)</text:span></text:p>
      <text:p text:style-name="P8">C.P:<text:span text:style-name="T14">id</text:span></text:p>
      <text:p text:style-name="P23">V.N.N<text:span text:style-name="T1">:incremento</text:span></text:p>
      <text:p text:style-name="P36"/>
      <text:p text:style-name="P36"/>
      <text:p text:style-name="P35">Actor:<text:span text:style-name="T7">(nombre,apellidos)</text:span></text:p>
      <text:p text:style-name="P8">C.P:<text:span text:style-name="T7">dni</text:span></text:p>
      <text:p text:style-name="P38">V.N.N:<text:span text:style-name="T1">nombre y apellidos</text:span></text:p>
      <text:p text:style-name="P38"/>
      <text:p text:style-name="P38"/>
      <text:p text:style-name="P38"/>
      <text:p text:style-name="P37">Actuación_ContenAudiovi:<text:span text:style-name="T1">()</text:span></text:p>
      <text:p text:style-name="P8">C.P:<text:span text:style-name="T7">dni y id</text:span></text:p>
      <text:p text:style-name="P8">C.Aj<text:span text:style-name="T1">: </text:span><text:span text:style-name="T7">id_contenido → Contenido Audiovisual(id) y dni_actor → Actor(dni)</text:span></text:p>
      <text:p text:style-name="P28"/>
      <text:p text:style-name="P25"/>
      <text:p text:style-name="P34"><text:span text:style-name="T1">Las entidades <text:s/></text:span>Película, Capítulos y Corto<text:span text:style-name="T1"> heredan de la super clase </text:span></text:p>
      <text:p text:style-name="P34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5">C.P: <text:span text:style-name="T1">id</text:span></text:p>
      <text:p text:style-name="P5">C.Aj<text:span text:style-name="T1">: id_conteAudio → Contenido Audiovisual( id)</text:span></text:p>
      <text:p text:style-name="P21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5">C.P: <text:span text:style-name="T1">id</text:span></text:p>
      <text:p text:style-name="P14">C.Aj<text:span text:style-name="T1">: id_conteAudio → Contenido Audiovisual( id) </text:span><text:span text:style-name="T15">y</text:span></text:p>
      <text:p text:style-name="P14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20">V.N.N<text:span text:style-name="T1">: temporada,</text:span><text:span text:style-name="T8"> </text:span><text:span text:style-name="T4">titulo_Serie</text:span><text:span text:style-name="T9"> </text:span><text:span text:style-name="T15">y disponible_desde</text:span></text:p>
      <text:p text:style-name="P29"/>
      <text:p text:style-name="P29"/>
      <text:p text:style-name="P2">Serie: <text:span text:style-name="T1">()</text:span></text:p>
      <text:p text:style-name="P5">C.P<text:span text:style-name="T1">: id y <text:s/></text:span><text:span text:style-name="T2">título</text:span></text:p>
      <text:p text:style-name="P5"><text:span text:style-name="T19">C.Aj:</text:span><text:span text:style-name="T2"> id_conteAudio → Contenido Audiovisual( id)</text:span></text:p>
      <text:p text:style-name="P25"/>
      <text:p text:style-name="P25"/>
      <text:p text:style-name="P2">Corto: <text:span text:style-name="T1">() </text:span></text:p>
      <text:p text:style-name="P6">C.P: <text:span text:style-name="T1">id</text:span></text:p>
      <text:p text:style-name="P6">C.Aj<text:span text:style-name="T1">: id_conteAudio → Contenido Audiovisual( id)</text:span></text:p>
      <text:p text:style-name="P2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3:19:01.967000000</meta:creation-date>
    <dc:date>2024-05-14T20:39:01.413706869</dc:date>
    <meta:editing-duration>PT53M22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2" meta:paragraph-count="65" meta:word-count="229" meta:character-count="2122" meta:non-whitespace-character-count="1949"/>
  </office:meta>
</office:document-meta>
</file>